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Droid Sans Mono" svg:font-family="'Droid Sans Mono', monospace, monospace, 'Droid Sans Fallback'"/>
    <style:font-face style:name="Arial2"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1.27cm" fo:margin-right="0cm" fo:text-indent="-2.519cm" style:auto-text-indent="false"/>
      <style:text-properties fo:font-size="14pt" fo:background-color="#ffff00" style:font-size-asian="14pt" style:font-size-complex="14pt"/>
    </style:style>
    <style:style style:name="P2" style:family="paragraph" style:parent-style-name="Standard">
      <style:paragraph-properties fo:margin-left="1.27cm" fo:margin-right="0cm" fo:text-indent="-2.519cm" style:auto-text-indent="false"/>
      <style:text-properties fo:font-size="14pt" style:font-size-asian="14pt" style:font-size-complex="14pt"/>
    </style:style>
    <style:style style:name="P3" style:family="paragraph" style:parent-style-name="Standard">
      <style:paragraph-properties fo:margin-left="-0.998cm" fo:margin-right="0cm" fo:text-indent="-0.249cm" style:auto-text-indent="false"/>
      <style:text-properties fo:font-size="14pt" style:font-size-asian="14pt" style:font-size-complex="14pt"/>
    </style:style>
    <style:style style:name="P4" style:family="paragraph" style:parent-style-name="Standard">
      <style:paragraph-properties fo:margin-left="-0.998cm" fo:margin-right="0cm" fo:text-indent="0cm" style:auto-text-indent="false"/>
      <style:text-properties fo:font-size="14pt" fo:font-weight="bold" style:font-size-asian="14pt" style:font-weight-asian="bold" style:font-size-complex="14pt" style:font-weight-complex="bold"/>
    </style:style>
    <style:style style:name="P5" style:family="paragraph" style:parent-style-name="Standard">
      <style:paragraph-properties fo:margin-left="-0.998cm" fo:margin-right="0cm" fo:text-indent="-0.635cm" style:auto-text-indent="false"/>
      <style:text-properties fo:font-size="14pt" style:font-size-asian="14pt" style:font-size-complex="14pt"/>
    </style:style>
    <style:style style:name="P6" style:family="paragraph" style:parent-style-name="Standard">
      <style:paragraph-properties fo:margin-left="-0.998cm" fo:margin-right="0cm" fo:text-indent="-0.635cm" style:auto-text-indent="false"/>
      <style:text-properties fo:font-size="14pt" officeooo:rsid="0007fe23" officeooo:paragraph-rsid="0007fe23" style:font-size-asian="14pt" style:font-size-complex="14pt"/>
    </style:style>
    <style:style style:name="P7" style:family="paragraph" style:parent-style-name="Standard">
      <style:paragraph-properties fo:margin-left="-0.998cm" fo:margin-right="0cm" fo:text-indent="-0.635cm" style:auto-text-indent="false"/>
      <style:text-properties fo:font-size="14pt" officeooo:rsid="000ddc6a" officeooo:paragraph-rsid="000ddc6a" style:font-size-asian="14pt" style:font-size-complex="14pt"/>
    </style:style>
    <style:style style:name="P8" style:family="paragraph" style:parent-style-name="Standard">
      <style:paragraph-properties fo:margin-left="-0.998cm" fo:margin-right="0cm" fo:text-indent="-0.635cm" style:auto-text-indent="false"/>
      <style:text-properties fo:font-size="14pt" officeooo:rsid="0010ae36" officeooo:paragraph-rsid="0010ae36" style:font-size-asian="14pt" style:font-size-complex="14pt"/>
    </style:style>
    <style:style style:name="P9" style:family="paragraph" style:parent-style-name="Standard">
      <style:paragraph-properties fo:margin-left="-0.998cm" fo:margin-right="0cm" fo:text-indent="-0.635cm" style:auto-text-indent="false"/>
      <style:text-properties fo:font-size="14pt" officeooo:rsid="0010ae36" officeooo:paragraph-rsid="00224d33" style:font-size-asian="14pt" style:font-size-complex="14pt"/>
    </style:style>
    <style:style style:name="P10" style:family="paragraph" style:parent-style-name="Standard">
      <style:paragraph-properties fo:margin-left="-0.998cm" fo:margin-right="0cm" fo:text-indent="-0.635cm" style:auto-text-indent="false"/>
      <style:text-properties fo:font-size="14pt" officeooo:rsid="0010ae36" officeooo:paragraph-rsid="00247512" style:font-size-asian="14pt" style:font-size-complex="14pt"/>
    </style:style>
    <style:style style:name="P11" style:family="paragraph" style:parent-style-name="Standard">
      <style:paragraph-properties fo:margin-left="-0.998cm" fo:margin-right="0cm" fo:text-indent="-0.635cm" style:auto-text-indent="false"/>
      <style:text-properties fo:font-size="14pt" officeooo:rsid="00216ef9" officeooo:paragraph-rsid="00216ef9" style:font-size-asian="14pt" style:font-size-complex="14pt"/>
    </style:style>
    <style:style style:name="P12" style:family="paragraph" style:parent-style-name="Standard">
      <style:paragraph-properties fo:margin-left="-0.998cm" fo:margin-right="0cm" fo:text-indent="-0.635cm" style:auto-text-indent="false"/>
      <style:text-properties fo:font-size="14pt" fo:font-style="italic" officeooo:rsid="0007fe23" officeooo:paragraph-rsid="0007fe23" style:font-size-asian="14pt" style:font-style-asian="italic" style:font-size-complex="14pt" style:font-style-complex="italic"/>
    </style:style>
    <style:style style:name="P13" style:family="paragraph" style:parent-style-name="Standard">
      <style:paragraph-properties fo:margin-left="-0.998cm" fo:margin-right="0cm" fo:text-indent="-0.635cm" style:auto-text-indent="false"/>
      <style:text-properties fo:font-size="14pt" fo:font-style="italic" fo:font-weight="normal" officeooo:rsid="0031ab3a" officeooo:paragraph-rsid="0031ab3a" style:font-size-asian="14pt" style:font-style-asian="italic" style:font-weight-asian="normal" style:font-size-complex="14pt" style:font-style-complex="italic" style:font-weight-complex="normal"/>
    </style:style>
    <style:style style:name="P14" style:family="paragraph" style:parent-style-name="Standard">
      <style:paragraph-properties fo:margin-left="-0.998cm" fo:margin-right="0cm" fo:text-indent="-0.635cm" style:auto-text-indent="false"/>
      <style:text-properties fo:font-size="14pt" fo:font-style="normal" officeooo:rsid="000ebc2e" officeooo:paragraph-rsid="000ebc2e" style:font-size-asian="14pt" style:font-style-asian="normal" style:font-size-complex="14pt" style:font-style-complex="normal"/>
    </style:style>
    <style:style style:name="P15" style:family="paragraph" style:parent-style-name="Standard">
      <style:paragraph-properties fo:margin-left="-0.998cm" fo:margin-right="0cm" fo:text-indent="-0.635cm" style:auto-text-indent="false"/>
      <style:text-properties fo:font-size="14pt" fo:font-style="normal" officeooo:rsid="000ebc2e" officeooo:paragraph-rsid="000e6dbd" style:font-size-asian="14pt" style:font-style-asian="normal" style:font-size-complex="14pt" style:font-style-complex="normal"/>
    </style:style>
    <style:style style:name="P16" style:family="paragraph" style:parent-style-name="Standard">
      <style:paragraph-properties fo:margin-left="-0.998cm" fo:margin-right="0cm" fo:text-indent="-0.635cm" style:auto-text-indent="false"/>
      <style:text-properties fo:font-size="14pt" fo:font-weight="bold" officeooo:rsid="0010ae36" officeooo:paragraph-rsid="0010ae36" style:font-size-asian="14pt" style:font-weight-asian="bold" style:font-size-complex="14pt" style:font-weight-complex="bold"/>
    </style:style>
    <style:style style:name="P17" style:family="paragraph" style:parent-style-name="Standard">
      <style:paragraph-properties fo:margin-left="-0.998cm" fo:margin-right="0cm" fo:text-indent="-0.635cm" style:auto-text-indent="false"/>
      <style:text-properties fo:font-size="14pt" fo:font-weight="bold" officeooo:rsid="0010ae36" officeooo:paragraph-rsid="0016da93" style:font-size-asian="14pt" style:font-weight-asian="bold" style:font-size-complex="14pt" style:font-weight-complex="bold"/>
    </style:style>
    <style:style style:name="P18" style:family="paragraph" style:parent-style-name="Standard">
      <style:paragraph-properties fo:margin-left="-0.998cm" fo:margin-right="0cm" fo:text-indent="-0.635cm" style:auto-text-indent="false"/>
      <style:text-properties fo:font-size="14pt" fo:font-weight="bold" officeooo:rsid="0010ae36" officeooo:paragraph-rsid="002e5c93" style:font-size-asian="14pt" style:font-weight-asian="bold" style:font-size-complex="14pt" style:font-weight-complex="bold"/>
    </style:style>
    <style:style style:name="P19" style:family="paragraph" style:parent-style-name="Standard">
      <style:paragraph-properties fo:margin-left="-0.998cm" fo:margin-right="0cm" fo:text-indent="-0.635cm" style:auto-text-indent="false"/>
      <style:text-properties fo:font-size="14pt" officeooo:rsid="00224d33" officeooo:paragraph-rsid="00247512" fo:background-color="#ffffff" style:font-size-asian="14pt" style:font-size-complex="14pt"/>
    </style:style>
    <style:style style:name="P20" style:family="paragraph" style:parent-style-name="Standard">
      <style:paragraph-properties fo:margin-left="-0.998cm" fo:margin-right="0cm" fo:text-indent="-0.635cm" style:auto-text-indent="false"/>
      <style:text-properties fo:font-size="14pt" officeooo:rsid="00224d33" officeooo:paragraph-rsid="00224d33" fo:background-color="#ffffff" style:font-size-asian="14pt" style:font-size-complex="14pt"/>
    </style:style>
    <style:style style:name="P21" style:family="paragraph" style:parent-style-name="Standard">
      <style:paragraph-properties fo:margin-left="-0.998cm" fo:margin-right="0cm" fo:text-indent="-0.635cm" style:auto-text-indent="false"/>
      <style:text-properties fo:font-size="14pt" officeooo:rsid="00224d33" officeooo:paragraph-rsid="002e1cbb" fo:background-color="#ffffff" style:font-size-asian="14pt" style:font-size-complex="14pt"/>
    </style:style>
    <style:style style:name="P22" style:family="paragraph" style:parent-style-name="Standard">
      <style:paragraph-properties fo:margin-left="-0.998cm" fo:margin-right="0cm" fo:text-indent="-0.635cm" style:auto-text-indent="false"/>
      <style:text-properties fo:font-size="14pt" officeooo:rsid="0010ae36" officeooo:paragraph-rsid="0010ae36" fo:background-color="#ffffff" style:font-size-asian="14pt" style:font-size-complex="14pt"/>
    </style:style>
    <style:style style:name="P23" style:family="paragraph" style:parent-style-name="Standard">
      <style:paragraph-properties fo:margin-left="-0.998cm" fo:margin-right="0cm" fo:text-indent="-0.635cm" style:auto-text-indent="false"/>
      <style:text-properties fo:font-size="14pt" officeooo:rsid="00224d33" officeooo:paragraph-rsid="002e1cbb" fo:background-color="#ff8000" style:font-size-asian="14pt" style:font-size-complex="14pt"/>
    </style:style>
    <style:style style:name="P24" style:family="paragraph" style:parent-style-name="Standard">
      <style:paragraph-properties fo:margin-left="-0.998cm" fo:margin-right="0cm" fo:text-indent="-0.635cm" style:auto-text-indent="false"/>
      <style:text-properties fo:font-size="14pt" officeooo:rsid="00224d33" officeooo:paragraph-rsid="00224d33" fo:background-color="#ff8000" style:font-size-asian="14pt" style:font-size-complex="14pt"/>
    </style:style>
    <style:style style:name="P25" style:family="paragraph" style:parent-style-name="Standard">
      <style:paragraph-properties fo:margin-left="-0.998cm" fo:margin-right="0cm" fo:text-indent="-0.635cm" style:auto-text-indent="false"/>
      <style:text-properties fo:font-size="14pt" officeooo:rsid="00224d33" officeooo:paragraph-rsid="002e1cbb" fo:background-color="#ffff00" style:font-size-asian="14pt" style:font-size-complex="14pt"/>
    </style:style>
    <style:style style:name="P26" style:family="paragraph" style:parent-style-name="Standard">
      <style:paragraph-properties fo:margin-left="-0.998cm" fo:margin-right="0cm" fo:text-indent="-0.635cm" style:auto-text-indent="false"/>
      <style:text-properties fo:font-size="14pt" officeooo:rsid="00224d33" officeooo:paragraph-rsid="00224d33" fo:background-color="#ffff00" style:font-size-asian="14pt" style:font-size-complex="14pt"/>
    </style:style>
    <style:style style:name="P27" style:family="paragraph" style:parent-style-name="Standard">
      <style:paragraph-properties fo:margin-left="-0.998cm" fo:margin-right="0cm" fo:text-indent="-0.635cm" style:auto-text-indent="false"/>
      <style:text-properties fo:font-size="14pt" officeooo:rsid="00224d33" officeooo:paragraph-rsid="00224d33" fo:background-color="#999999" style:font-size-asian="14pt" style:font-size-complex="14pt"/>
    </style:style>
    <style:style style:name="P28" style:family="paragraph" style:parent-style-name="Standard">
      <style:paragraph-properties fo:margin-left="-0.998cm" fo:margin-right="0cm" fo:text-indent="-0.635cm" style:auto-text-indent="false"/>
      <style:text-properties fo:font-size="14pt" officeooo:rsid="00224d33" officeooo:paragraph-rsid="002e1cbb" fo:background-color="#999999" style:font-size-asian="14pt" style:font-size-complex="14pt"/>
    </style:style>
    <style:style style:name="P29" style:family="paragraph" style:parent-style-name="Standard">
      <style:paragraph-properties fo:margin-left="-0.998cm" fo:margin-right="0cm" fo:text-indent="-0.635cm" style:auto-text-indent="false"/>
      <style:text-properties fo:font-size="14pt" officeooo:rsid="00224d33" officeooo:paragraph-rsid="002e5c93" fo:background-color="#999999" style:font-size-asian="14pt" style:font-size-complex="14pt"/>
    </style:style>
    <style:style style:name="P30" style:family="paragraph" style:parent-style-name="Standard">
      <style:paragraph-properties fo:margin-left="-0.998cm" fo:margin-right="0cm" fo:text-indent="-0.635cm" style:auto-text-indent="false"/>
      <style:text-properties officeooo:paragraph-rsid="000ddc6a"/>
    </style:style>
    <style:style style:name="P31" style:family="paragraph" style:parent-style-name="Standard">
      <style:paragraph-properties fo:margin-left="-0.998cm" fo:margin-right="0cm" fo:text-indent="-0.635cm" style:auto-text-indent="false"/>
      <style:text-properties officeooo:paragraph-rsid="000ebc2e"/>
    </style:style>
    <style:style style:name="P32" style:family="paragraph" style:parent-style-name="Standard">
      <style:paragraph-properties fo:margin-left="-0.998cm" fo:margin-right="0cm" fo:text-indent="-0.635cm" style:auto-text-indent="false"/>
      <style:text-properties fo:color="#ce181e" style:font-name="Droid Sans Mono" fo:font-size="14pt" fo:font-weight="normal" officeooo:rsid="000ddc6a" officeooo:paragraph-rsid="000ddc6a" fo:background-color="#ffffff" style:font-size-asian="14pt" style:font-size-complex="14pt"/>
    </style:style>
    <style:style style:name="P33" style:family="paragraph" style:parent-style-name="Standard">
      <style:paragraph-properties fo:margin-left="-0.998cm" fo:margin-right="0cm" fo:text-indent="-0.635cm" style:auto-text-indent="false"/>
      <style:text-properties fo:color="#ce181e" fo:font-size="14pt" officeooo:rsid="000ddc6a" officeooo:paragraph-rsid="000ddc6a" style:font-size-asian="14pt" style:font-size-complex="14pt"/>
    </style:style>
    <style:style style:name="P34" style:family="paragraph" style:parent-style-name="Standard">
      <style:paragraph-properties fo:margin-left="-0.998cm" fo:margin-right="0cm" fo:text-indent="-0.635cm" style:auto-text-indent="false"/>
      <style:text-properties fo:color="#000000" fo:font-size="13pt" officeooo:paragraph-rsid="0010ae36" fo:background-color="#ffffff" style:font-size-asian="13pt" style:font-size-complex="13pt"/>
    </style:style>
    <style:style style:name="P35" style:family="paragraph" style:parent-style-name="Standard">
      <style:paragraph-properties fo:margin-left="1.27cm" fo:margin-right="0cm" fo:text-indent="0cm" style:auto-text-indent="false"/>
      <style:text-properties fo:font-size="14pt" style:font-size-asian="14pt" style:font-size-complex="14pt"/>
    </style:style>
    <style:style style:name="P36" style:family="paragraph" style:parent-style-name="Standard">
      <style:paragraph-properties fo:margin-left="-0.998cm" fo:margin-right="0cm" fo:text-indent="-1.242cm" style:auto-text-indent="false"/>
      <style:text-properties fo:font-size="14pt" style:font-size-asian="14pt" style:font-size-complex="14pt"/>
    </style:style>
    <style:style style:name="P37" style:family="paragraph" style:parent-style-name="Standard">
      <style:paragraph-properties fo:margin-left="0.27cm" fo:margin-right="0cm" fo:text-indent="-0.249cm" style:auto-text-indent="false"/>
      <style:text-properties fo:font-size="14pt" style:font-size-asian="14pt" style:font-size-complex="14pt"/>
    </style:style>
    <style:style style:name="P38" style:family="paragraph" style:parent-style-name="Standard">
      <style:paragraph-properties fo:margin-left="0cm" fo:margin-right="0cm" fo:text-indent="-1.249cm" style:auto-text-indent="false"/>
      <style:text-properties fo:font-size="14pt" style:font-size-asian="14pt" style:font-size-complex="14pt"/>
    </style:style>
    <style:style style:name="P39" style:family="paragraph" style:parent-style-name="Standard">
      <style:paragraph-properties fo:margin-left="0cm" fo:margin-right="0cm" fo:text-indent="0cm" style:auto-text-indent="false"/>
      <style:text-properties fo:font-size="14pt" style:font-size-asian="14pt" style:font-size-complex="14pt"/>
    </style:style>
    <style:style style:name="P40" style:family="paragraph" style:parent-style-name="Standard">
      <style:paragraph-properties fo:margin-left="0cm" fo:margin-right="0cm" fo:text-indent="0cm" style:auto-text-indent="false"/>
      <style:text-properties fo:font-size="14pt" officeooo:rsid="00224d33" officeooo:paragraph-rsid="002e1cbb" fo:background-color="#ffffff" style:font-size-asian="14pt" style:font-size-complex="14pt"/>
    </style:style>
    <style:style style:name="P41" style:family="paragraph" style:parent-style-name="Standard">
      <style:paragraph-properties style:line-height-at-least="0.529cm"/>
      <style:text-properties fo:color="#ce181e" style:font-name="Droid Sans Mono" fo:font-size="11.25pt" fo:font-weight="normal" fo:background-color="#ffffff"/>
    </style:style>
    <style:style style:name="P42" style:family="paragraph" style:parent-style-name="Standard">
      <style:paragraph-properties style:line-height-at-least="0.529cm"/>
      <style:text-properties fo:color="#ce181e" style:font-name="Droid Sans Mono" fo:font-size="11.25pt" fo:font-style="italic" fo:font-weight="normal" fo:background-color="#ffffff" style:font-style-asian="italic" style:font-style-complex="italic"/>
    </style:style>
    <style:style style:name="P43" style:family="paragraph" style:parent-style-name="Standard">
      <style:paragraph-properties fo:margin-left="-1.633cm" fo:margin-right="0cm" fo:text-indent="0cm" style:auto-text-indent="false"/>
      <style:text-properties fo:font-size="14pt" fo:font-weight="bold" officeooo:rsid="000c6b90" officeooo:paragraph-rsid="000c6b90" style:font-size-asian="14pt" style:font-weight-asian="bold" style:font-size-complex="14pt" style:font-weight-complex="bold"/>
    </style:style>
    <style:style style:name="P44" style:family="paragraph" style:parent-style-name="Standard" style:master-page-name="Standard">
      <style:paragraph-properties fo:margin-left="1.27cm" fo:margin-right="0cm" fo:text-indent="-2.519cm" style:auto-text-indent="false" style:page-number="1"/>
      <style:text-properties fo:font-size="14pt" fo:font-weight="bold" style:font-size-asian="14pt" style:font-weight-asian="bold" style:font-size-complex="14pt" style:font-weight-complex="bold"/>
    </style:style>
    <style:style style:name="P45" style:family="paragraph" style:parent-style-name="Standard" style:list-style-name="L1">
      <style:text-properties officeooo:paragraph-rsid="0007fe23"/>
    </style:style>
    <style:style style:name="P46" style:family="paragraph" style:parent-style-name="Standard" style:list-style-name="L2">
      <style:text-properties officeooo:paragraph-rsid="0016da93"/>
    </style:style>
    <style:style style:name="P47" style:family="paragraph" style:parent-style-name="Standard" style:list-style-name="L3">
      <style:text-properties fo:font-size="14pt" officeooo:rsid="0010ae36" officeooo:paragraph-rsid="0010ae36" style:font-size-asian="14pt" style:font-size-complex="14pt"/>
    </style:style>
    <style:style style:name="P48" style:family="paragraph" style:parent-style-name="Standard" style:list-style-name="WWNum2">
      <style:paragraph-properties fo:margin-left="-0.75cm" fo:margin-right="0cm" fo:text-indent="-0.635cm" style:auto-text-indent="false"/>
      <style:text-properties fo:font-size="14pt" style:font-size-asian="14pt" style:font-size-complex="14pt"/>
    </style:style>
    <style:style style:name="P49" style:family="paragraph" style:parent-style-name="Standard" style:list-style-name="WWNum7">
      <style:paragraph-properties fo:margin-left="-0.75cm" fo:margin-right="0cm" fo:text-indent="-0.635cm" style:auto-text-indent="false"/>
      <style:text-properties fo:font-size="14pt" style:font-size-asian="14pt" style:font-size-complex="14pt"/>
    </style:style>
    <style:style style:name="P50" style:family="paragraph" style:parent-style-name="Standard" style:list-style-name="WWNum5">
      <style:paragraph-properties fo:margin-left="-0.75cm" fo:margin-right="0cm" fo:text-indent="-0.635cm" style:auto-text-indent="false"/>
      <style:text-properties fo:font-size="14pt" style:font-size-asian="14pt" style:font-size-complex="14pt"/>
    </style:style>
    <style:style style:name="P51" style:family="paragraph" style:parent-style-name="Standard" style:list-style-name="WWNum1">
      <style:paragraph-properties fo:margin-left="-0.75cm" fo:margin-right="0cm" fo:text-indent="-0.635cm" style:auto-text-indent="false"/>
      <style:text-properties fo:font-size="14pt" style:font-size-asian="14pt" style:font-size-complex="14pt"/>
    </style:style>
    <style:style style:name="P52" style:family="paragraph" style:parent-style-name="Standard" style:list-style-name="WWNum3">
      <style:paragraph-properties fo:margin-left="-0.75cm" fo:margin-right="0cm" fo:text-indent="-0.635cm" style:auto-text-indent="false"/>
      <style:text-properties fo:font-size="14pt" style:font-size-asian="14pt" style:font-size-complex="14pt"/>
    </style:style>
    <style:style style:name="P53" style:family="paragraph" style:parent-style-name="Standard" style:list-style-name="WWNum6">
      <style:paragraph-properties fo:margin-left="-0.75cm" fo:margin-right="0cm" fo:text-indent="-0.635cm" style:auto-text-indent="false"/>
      <style:text-properties fo:font-size="14pt" style:font-size-asian="14pt" style:font-size-complex="14pt"/>
    </style:style>
    <style:style style:name="P54" style:family="paragraph" style:parent-style-name="Standard" style:list-style-name="WWNum8">
      <style:paragraph-properties fo:margin-left="1.27cm" fo:margin-right="0cm" fo:text-indent="-0.635cm" style:auto-text-indent="false"/>
      <style:text-properties fo:font-size="14pt" fo:background-color="#ffff00" style:font-size-asian="14pt" style:font-size-complex="14pt"/>
    </style:style>
    <style:style style:name="P55" style:family="paragraph" style:parent-style-name="Standard" style:list-style-name="WWNum4">
      <style:paragraph-properties fo:margin-left="-0.998cm" fo:margin-right="0cm" fo:text-indent="-0.249cm" style:auto-text-indent="false"/>
      <style:text-properties fo:font-size="14pt" fo:background-color="#f9cb9c" style:font-size-asian="14pt" style:font-size-complex="14pt"/>
    </style:style>
    <style:style style:name="P56" style:family="paragraph" style:parent-style-name="Standard" style:list-style-name="WWNum4">
      <style:paragraph-properties fo:margin-left="-0.998cm" fo:margin-right="0cm" fo:text-indent="-0.249cm" style:auto-text-indent="false"/>
      <style:text-properties fo:font-size="14pt" style:font-size-asian="14pt" style:font-size-complex="14pt"/>
    </style:style>
    <style:style style:name="P57" style:family="paragraph" style:parent-style-name="Standard" style:list-style-name="WWNum9">
      <style:paragraph-properties fo:margin-left="-0.998cm" fo:margin-right="0cm" fo:text-indent="-0.635cm" style:auto-text-indent="false"/>
      <style:text-properties fo:font-size="14pt" style:font-size-asian="14pt" style:font-size-complex="14pt"/>
    </style:style>
    <style:style style:name="P58" style:family="paragraph" style:parent-style-name="Standard" style:list-style-name="L4">
      <style:paragraph-properties fo:margin-left="-0.998cm" fo:margin-right="0cm" fo:text-indent="-0.635cm" style:auto-text-indent="false"/>
      <style:text-properties fo:font-size="14pt" officeooo:rsid="0010ae36" officeooo:paragraph-rsid="0010ae36" style:font-size-asian="14pt" style:font-size-complex="14pt"/>
    </style:style>
    <style:style style:name="P59" style:family="paragraph" style:parent-style-name="Standard" style:list-style-name="L5">
      <style:paragraph-properties fo:margin-left="-0.998cm" fo:margin-right="0cm" fo:text-indent="-0.635cm" style:auto-text-indent="false"/>
      <style:text-properties fo:font-size="14pt" officeooo:rsid="00206195" officeooo:paragraph-rsid="00206195" style:font-size-asian="14pt" style:font-size-complex="14pt"/>
    </style:style>
    <style:style style:name="P60" style:family="paragraph" style:parent-style-name="Standard" style:list-style-name="L5">
      <style:paragraph-properties fo:margin-left="-0.998cm" fo:margin-right="0cm" fo:text-indent="-0.635cm" style:auto-text-indent="false"/>
      <style:text-properties fo:font-size="14pt" officeooo:rsid="00247512" officeooo:paragraph-rsid="00247512" style:font-size-asian="14pt" style:font-size-complex="14pt"/>
    </style:style>
    <style:style style:name="P61" style:family="paragraph" style:parent-style-name="Standard" style:list-style-name="L5">
      <style:paragraph-properties fo:margin-left="-0.998cm" fo:margin-right="0cm" fo:text-indent="-0.635cm" style:auto-text-indent="false"/>
      <style:text-properties fo:font-size="14pt" officeooo:rsid="00247512" officeooo:paragraph-rsid="003447a1" style:font-size-asian="14pt" style:font-size-complex="14pt"/>
    </style:style>
    <style:style style:name="P62" style:family="paragraph" style:parent-style-name="Standard" style:list-style-name="L5">
      <style:paragraph-properties fo:margin-left="-0.998cm" fo:margin-right="0cm" fo:text-indent="-0.635cm" style:auto-text-indent="false"/>
      <style:text-properties fo:font-size="14pt" officeooo:rsid="00352c6a" officeooo:paragraph-rsid="00352c6a" style:font-size-asian="14pt" style:font-size-complex="14pt"/>
    </style:style>
    <style:style style:name="P63" style:family="paragraph" style:parent-style-name="Standard" style:list-style-name="L5">
      <style:paragraph-properties fo:margin-left="-0.998cm" fo:margin-right="0cm" fo:text-indent="-0.635cm" style:auto-text-indent="false"/>
      <style:text-properties fo:font-size="14pt" officeooo:rsid="003b77c8" officeooo:paragraph-rsid="003b77c8" style:font-size-asian="14pt" style:font-size-complex="14pt"/>
    </style:style>
    <style:style style:name="P64" style:family="paragraph" style:parent-style-name="Standard">
      <style:paragraph-properties fo:margin-left="-0.998cm" fo:margin-right="0cm" fo:text-indent="-0.635cm" style:auto-text-indent="false"/>
      <style:text-properties fo:font-size="14pt" officeooo:rsid="00224d33" officeooo:paragraph-rsid="00224d33" fo:background-color="#999999" style:font-size-asian="14pt" style:font-size-complex="14pt"/>
    </style:style>
    <style:style style:name="P65" style:family="paragraph" style:parent-style-name="Standard" style:list-style-name="L5">
      <style:paragraph-properties fo:margin-left="-0.998cm" fo:margin-right="0cm" fo:text-indent="-0.635cm" style:auto-text-indent="false"/>
      <style:text-properties officeooo:paragraph-rsid="00285887"/>
    </style:style>
    <style:style style:name="P66" style:family="paragraph" style:parent-style-name="Standard" style:list-style-name="L5">
      <style:paragraph-properties fo:margin-left="-0.998cm" fo:margin-right="0cm" fo:text-indent="-0.635cm" style:auto-text-indent="false"/>
      <style:text-properties officeooo:rsid="00247512" officeooo:paragraph-rsid="00247512"/>
    </style:style>
    <style:style style:name="P67" style:family="paragraph" style:parent-style-name="Standard">
      <style:paragraph-properties fo:margin-left="-0.998cm" fo:margin-right="0cm" fo:text-indent="-0.635cm" style:auto-text-indent="false"/>
      <style:text-properties fo:color="#ce181e" fo:font-size="14pt" fo:font-weight="bold" officeooo:rsid="002e5c93" officeooo:paragraph-rsid="00216ef9" style:font-size-asian="14pt" style:font-weight-asian="bold" style:font-size-complex="14pt" style:font-weight-complex="bold"/>
    </style:style>
    <style:style style:name="P68" style:family="paragraph" style:parent-style-name="Standard" style:list-style-name="L5">
      <style:paragraph-properties fo:margin-left="-0.998cm" fo:margin-right="0cm" fo:text-indent="-0.635cm" style:auto-text-indent="false"/>
      <style:text-properties officeooo:rsid="00352c6a" officeooo:paragraph-rsid="00352c6a"/>
    </style:style>
    <style:style style:name="P69" style:family="paragraph" style:parent-style-name="Standard" style:list-style-name="L5">
      <style:paragraph-properties fo:margin-left="-0.998cm" fo:margin-right="0cm" fo:text-indent="-0.635cm" style:auto-text-indent="false"/>
      <style:text-properties style:font-name="Arial2" fo:font-size="14pt" officeooo:rsid="00352c6a" officeooo:paragraph-rsid="00352c6a" style:font-size-asian="14pt" style:font-size-complex="14pt"/>
    </style:style>
    <style:style style:name="P70" style:family="paragraph" style:parent-style-name="Standard" style:list-style-name="L5">
      <style:paragraph-properties fo:margin-left="-0.998cm" fo:margin-right="0cm" fo:text-indent="-0.635cm" style:auto-text-indent="false"/>
      <style:text-properties style:font-name="Arial2" fo:font-size="14pt" officeooo:rsid="0036e4c8" officeooo:paragraph-rsid="0036e4c8" style:font-size-asian="14pt" style:font-size-complex="14pt"/>
    </style:style>
    <style:style style:name="P71" style:family="paragraph" style:parent-style-name="Standard" style:list-style-name="L5">
      <style:paragraph-properties fo:margin-left="-0.998cm" fo:margin-right="0cm" fo:text-indent="-0.635cm" style:auto-text-indent="false"/>
      <style:text-properties style:font-name="Arial2" fo:font-size="14pt" officeooo:rsid="00398c4f" officeooo:paragraph-rsid="00398c4f" style:font-size-asian="14pt" style:font-size-complex="14pt"/>
    </style:style>
    <style:style style:name="P72" style:family="paragraph" style:parent-style-name="Standard" style:list-style-name="L5">
      <style:paragraph-properties fo:margin-left="-0.998cm" fo:margin-right="0cm" fo:text-indent="-0.635cm" style:auto-text-indent="false"/>
      <style:text-properties style:font-name="Arial2" fo:font-size="14pt" officeooo:rsid="00398c4f" officeooo:paragraph-rsid="00398c4f" fo:background-color="transparent" style:font-size-asian="14pt" style:font-size-complex="14pt"/>
    </style:style>
    <style:style style:name="P73" style:family="paragraph" style:parent-style-name="Standard" style:list-style-name="L5">
      <style:paragraph-properties fo:margin-left="-0.998cm" fo:margin-right="0cm" fo:text-indent="-0.635cm" style:auto-text-indent="false"/>
      <style:text-properties style:font-name="Arial2" fo:font-size="14pt" officeooo:rsid="00398c4f" officeooo:paragraph-rsid="00398c4f" fo:background-color="#808080" style:font-size-asian="14pt" style:font-size-complex="14pt"/>
    </style:style>
    <style:style style:name="P74" style:family="paragraph" style:parent-style-name="Standard" style:list-style-name="L5">
      <style:paragraph-properties fo:margin-left="-0.998cm" fo:margin-right="0cm" fo:text-indent="-0.635cm" style:auto-text-indent="false"/>
      <style:text-properties style:font-name="Arial2" fo:font-size="14pt" officeooo:rsid="003b77c8" officeooo:paragraph-rsid="003b77c8" fo:background-color="#808080" style:font-size-asian="14pt" style:font-size-complex="14pt"/>
    </style:style>
    <style:style style:name="P75" style:family="paragraph" style:parent-style-name="Standard" style:list-style-name="L5">
      <style:paragraph-properties fo:margin-left="-0.998cm" fo:margin-right="0cm" fo:text-indent="-0.635cm" style:auto-text-indent="false"/>
      <style:text-properties style:font-name="Arial2" fo:font-size="14pt" officeooo:rsid="003b77c8" officeooo:paragraph-rsid="003d3c48" fo:background-color="#808080" style:font-size-asian="14pt" style:font-size-complex="14pt"/>
    </style:style>
    <style:style style:name="P76" style:family="paragraph" style:parent-style-name="Standard" style:list-style-name="L5">
      <style:paragraph-properties fo:margin-left="-0.998cm" fo:margin-right="0cm" fo:text-indent="-0.635cm" style:auto-text-indent="false"/>
      <style:text-properties style:font-name="Arial2" fo:font-size="14pt" officeooo:rsid="003c517b" officeooo:paragraph-rsid="003c517b" fo:background-color="#808080" style:font-size-asian="14pt" style:font-size-complex="14pt"/>
    </style:style>
    <style:style style:name="P77" style:family="paragraph" style:parent-style-name="Standard" style:list-style-name="L5">
      <style:paragraph-properties fo:margin-left="-0.998cm" fo:margin-right="0cm" fo:text-indent="-0.635cm" style:auto-text-indent="false"/>
      <style:text-properties style:font-name="Arial2" fo:font-size="14pt" officeooo:rsid="003f1c5c" officeooo:paragraph-rsid="003f1c5c" fo:background-color="#808080" style:font-size-asian="14pt" style:font-size-complex="14pt"/>
    </style:style>
    <style:style style:name="T1" style:family="text">
      <style:text-properties fo:font-size="14pt" style:font-size-asian="14pt" style:font-size-complex="14pt"/>
    </style:style>
    <style:style style:name="T2" style:family="text">
      <style:text-properties fo:font-size="14pt" officeooo:rsid="0007fe23" style:font-size-asian="14pt" style:font-size-complex="14pt"/>
    </style:style>
    <style:style style:name="T3" style:family="text">
      <style:text-properties fo:font-size="14pt" officeooo:rsid="000c6b90" style:font-size-asian="14pt" style:font-size-complex="14pt"/>
    </style:style>
    <style:style style:name="T4" style:family="text">
      <style:text-properties fo:font-size="14pt" officeooo:rsid="000ddc6a" style:font-size-asian="14pt" style:font-size-complex="14pt"/>
    </style:style>
    <style:style style:name="T5" style:family="text">
      <style:text-properties fo:font-size="14pt" officeooo:rsid="000e6dbd" style:font-size-asian="14pt" style:font-size-complex="14pt"/>
    </style:style>
    <style:style style:name="T6" style:family="text">
      <style:text-properties fo:font-size="14pt" officeooo:rsid="0010ae36" style:font-size-asian="14pt" style:font-size-complex="14pt"/>
    </style:style>
    <style:style style:name="T7" style:family="text">
      <style:text-properties fo:font-size="14pt" officeooo:rsid="0016da93" style:font-size-asian="14pt" style:font-size-complex="14pt"/>
    </style:style>
    <style:style style:name="T8" style:family="text">
      <style:text-properties fo:font-size="14pt" officeooo:rsid="00247512" style:font-size-asian="14pt" style:font-size-complex="14pt"/>
    </style:style>
    <style:style style:name="T9" style:family="text">
      <style:text-properties fo:font-size="14pt" officeooo:rsid="00285887" style:font-size-asian="14pt" style:font-size-complex="14pt"/>
    </style:style>
    <style:style style:name="T10" style:family="text">
      <style:text-properties fo:font-size="14pt" officeooo:rsid="003447a1" style:font-size-asian="14pt" style:font-size-complex="14pt"/>
    </style:style>
    <style:style style:name="T11" style:family="text">
      <style:text-properties fo:font-size="14pt" fo:font-style="italic" officeooo:rsid="0007fe23" style:font-size-asian="14pt" style:font-style-asian="italic" style:font-size-complex="14pt" style:font-style-complex="italic"/>
    </style:style>
    <style:style style:name="T12" style:family="text">
      <style:text-properties fo:font-size="14pt" fo:font-style="italic" officeooo:rsid="000e6dbd" style:font-size-asian="14pt" style:font-style-asian="italic" style:font-size-complex="14pt" style:font-style-complex="italic"/>
    </style:style>
    <style:style style:name="T13" style:family="text">
      <style:text-properties fo:font-size="14pt" fo:font-style="italic" officeooo:rsid="000ebde5" style:font-size-asian="14pt" style:font-style-asian="italic" style:font-size-complex="14pt" style:font-style-complex="italic"/>
    </style:style>
    <style:style style:name="T14" style:family="text">
      <style:text-properties fo:font-size="14pt" fo:font-style="normal" officeooo:rsid="000ebc2e" style:font-size-asian="14pt" style:font-style-asian="normal" style:font-size-complex="14pt" style:font-style-complex="normal"/>
    </style:style>
    <style:style style:name="T15" style:family="text">
      <style:text-properties fo:font-size="14pt" fo:font-style="normal" officeooo:rsid="000ebde5" style:font-size-asian="14pt" style:font-style-asian="normal" style:font-size-complex="14pt" style:font-style-complex="normal"/>
    </style:style>
    <style:style style:name="T16" style:family="text">
      <style:text-properties fo:font-size="14pt" fo:background-color="#fff200" loext:char-shading-value="0" style:font-size-asian="14pt" style:font-size-complex="14pt"/>
    </style:style>
    <style:style style:name="T17" style:family="text">
      <style:text-properties fo:background-color="#ffff00" loext:char-shading-value="0"/>
    </style:style>
    <style:style style:name="T18" style:family="text">
      <style:text-properties fo:background-color="#ff9900" loext:char-shading-value="0"/>
    </style:style>
    <style:style style:name="T19" style:family="text">
      <style:text-properties fo:background-color="#f9cb9c" loext:char-shading-value="0"/>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font-style="italic" style:text-underline-style="solid" style:text-underline-width="auto" style:text-underline-color="font-color" style:font-style-asian="italic"/>
    </style:style>
    <style:style style:name="T23" style:family="text">
      <style:text-properties fo:font-style="italic" fo:font-weight="normal" fo:background-color="transparent" loext:char-shading-value="0" style:font-style-asian="italic" style:font-weight-asian="normal" style:font-style-complex="italic" style:font-weight-complex="normal"/>
    </style:style>
    <style:style style:name="T24" style:family="text">
      <style:text-properties fo:font-style="italic" fo:font-weight="normal" officeooo:rsid="00352c6a" fo:background-color="transparent" loext:char-shading-value="0" style:font-style-asian="italic" style:font-weight-asian="normal" style:font-style-complex="italic" style:font-weight-complex="normal"/>
    </style:style>
    <style:style style:name="T25" style:family="text">
      <style:text-properties officeooo:rsid="0008188f"/>
    </style:style>
    <style:style style:name="T26" style:family="text">
      <style:text-properties fo:font-weight="bold" style:font-weight-asian="bold" style:font-weight-complex="bold"/>
    </style:style>
    <style:style style:name="T27" style:family="text">
      <style:text-properties style:text-underline-style="solid" style:text-underline-width="auto" style:text-underline-color="font-color" officeooo:rsid="0008188f"/>
    </style:style>
    <style:style style:name="T28" style:family="text">
      <style:text-properties officeooo:rsid="0010ae36"/>
    </style:style>
    <style:style style:name="T29" style:family="text">
      <style:text-properties style:font-name="Droid Sans Mono" fo:font-weight="normal"/>
    </style:style>
    <style:style style:name="T30" style:family="text">
      <style:text-properties officeooo:rsid="0018ca36"/>
    </style:style>
    <style:style style:name="T31" style:family="text">
      <style:text-properties officeooo:rsid="00206195"/>
    </style:style>
    <style:style style:name="T32" style:family="text">
      <style:text-properties officeooo:rsid="00216ef9"/>
    </style:style>
    <style:style style:name="T33" style:family="text">
      <style:text-properties officeooo:rsid="00224d33"/>
    </style:style>
    <style:style style:name="T34" style:family="text">
      <style:text-properties fo:background-color="#ffffff" loext:char-shading-value="0"/>
    </style:style>
    <style:style style:name="T35" style:family="text">
      <style:text-properties officeooo:rsid="00224d33" fo:background-color="#ffffff" loext:char-shading-value="0"/>
    </style:style>
    <style:style style:name="T36" style:family="text">
      <style:text-properties officeooo:rsid="0023ab8a"/>
    </style:style>
    <style:style style:name="T37" style:family="text">
      <style:text-properties officeooo:rsid="00224d33" fo:background-color="#fff200" loext:char-shading-value="0"/>
    </style:style>
    <style:style style:name="T38" style:family="text">
      <style:text-properties officeooo:rsid="0023ab8a" fo:background-color="#fff200" loext:char-shading-value="0"/>
    </style:style>
    <style:style style:name="T39" style:family="text">
      <style:text-properties officeooo:rsid="003447a1" fo:background-color="#fff200" loext:char-shading-value="0"/>
    </style:style>
    <style:style style:name="T40" style:family="text">
      <style:text-properties officeooo:rsid="0038b3d4" fo:background-color="#fff200" loext:char-shading-value="0"/>
    </style:style>
    <style:style style:name="T41" style:family="text">
      <style:text-properties fo:background-color="#fff200" loext:char-shading-value="0"/>
    </style:style>
    <style:style style:name="T42" style:family="text">
      <style:text-properties officeooo:rsid="00216ef9" fo:background-color="#ff4000" loext:char-shading-value="0"/>
    </style:style>
    <style:style style:name="T43" style:family="text">
      <style:text-properties officeooo:rsid="00224d33" fo:background-color="#8e86ae" loext:char-shading-value="0"/>
    </style:style>
    <style:style style:name="T44" style:family="text">
      <style:text-properties officeooo:rsid="00247512"/>
    </style:style>
    <style:style style:name="T45" style:family="text">
      <style:text-properties fo:background-color="#999999" loext:char-shading-value="0"/>
    </style:style>
    <style:style style:name="T46" style:family="text">
      <style:text-properties fo:color="#ce181e" officeooo:rsid="002e1cbb"/>
    </style:style>
    <style:style style:name="T47" style:family="text">
      <style:text-properties fo:color="#ce181e" fo:background-color="#ffffff" loext:char-shading-value="0"/>
    </style:style>
    <style:style style:name="T48" style:family="text">
      <style:text-properties fo:color="#ce181e" officeooo:rsid="002e1cbb" fo:background-color="#ffffff" loext:char-shading-value="0"/>
    </style:style>
    <style:style style:name="T49" style:family="text">
      <style:text-properties fo:color="#ce181e" officeooo:rsid="002e5c93" fo:background-color="transparent" loext:char-shading-value="0"/>
    </style:style>
    <style:style style:name="T50" style:family="text">
      <style:text-properties fo:color="#ce181e" fo:font-size="14pt" style:font-size-asian="14pt" style:font-size-complex="14pt"/>
    </style:style>
    <style:style style:name="T51" style:family="text">
      <style:text-properties officeooo:rsid="002e5c93"/>
    </style:style>
    <style:style style:name="T52" style:family="text">
      <style:text-properties officeooo:rsid="003447a1"/>
    </style:style>
    <style:style style:name="T53" style:family="text">
      <style:text-properties officeooo:rsid="003447a1" fo:background-color="transparent" loext:char-shading-value="0"/>
    </style:style>
    <style:style style:name="T54" style:family="text">
      <style:text-properties fo:font-weight="normal" style:font-weight-asian="normal" style:font-weight-complex="normal"/>
    </style:style>
    <style:style style:name="T55" style:family="text">
      <style:text-properties fo:font-weight="normal" officeooo:rsid="0038b3d4" fo:background-color="#fff200" loext:char-shading-value="0" style:font-weight-asian="normal" style:font-weight-complex="normal"/>
    </style:style>
    <style:style style:name="T56" style:family="text">
      <style:text-properties fo:font-weight="normal" officeooo:rsid="0038b3d4" fo:background-color="#fff200" loext:char-shading-value="0" style:font-weight-asian="normal" style:font-weight-complex="normal"/>
    </style:style>
    <style:style style:name="T57" style:family="text">
      <style:text-properties fo:font-weight="normal" fo:background-color="#fff200" loext:char-shading-value="0" style:font-weight-asian="normal" style:font-weight-complex="normal"/>
    </style:style>
    <style:style style:name="T58" style:family="text">
      <style:text-properties fo:font-weight="normal" officeooo:rsid="003d3c48" fo:background-color="#fff200" loext:char-shading-value="0" style:font-weight-asian="normal" style:font-weight-complex="normal"/>
    </style:style>
    <style:style style:name="T59" style:family="text">
      <style:text-properties fo:font-weight="normal" fo:background-color="#808080" loext:char-shading-value="0" style:font-weight-asian="normal" style:font-weight-complex="normal"/>
    </style:style>
    <style:style style:name="T60" style:family="text">
      <style:text-properties fo:font-weight="normal" fo:background-color="transparent" loext:char-shading-value="0" style:font-weight-asian="normal" style:font-weight-complex="normal"/>
    </style:style>
    <style:style style:name="T61" style:family="text">
      <style:text-properties fo:font-weight="normal" officeooo:rsid="003b77c8" fo:background-color="transparent" loext:char-shading-value="0" style:font-weight-asian="normal" style:font-weight-complex="normal"/>
    </style:style>
    <style:style style:name="T62" style:family="text">
      <style:text-properties fo:font-weight="normal" fo:background-color="#ffff00" loext:char-shading-value="0" style:font-weight-asian="normal" style:font-weight-complex="normal"/>
    </style:style>
    <style:style style:name="T63" style:family="text">
      <style:text-properties fo:font-weight="normal" fo:background-color="#81aca6" loext:char-shading-value="0" style:font-weight-asian="normal" style:font-weight-complex="normal"/>
    </style:style>
    <style:style style:name="T64" style:family="text">
      <style:text-properties fo:font-weight="normal" fo:background-color="#ff8000" loext:char-shading-value="0" style:font-weight-asian="normal" style:font-weight-complex="normal"/>
    </style:style>
    <style:style style:name="T65" style:family="text">
      <style:text-properties fo:font-weight="normal" officeooo:rsid="003d3c48" fo:background-color="#ff8000" loext:char-shading-value="0" style:font-weight-asian="normal" style:font-weight-complex="normal"/>
    </style:style>
    <style:style style:name="T66" style:family="text">
      <style:text-properties fo:font-weight="normal" officeooo:rsid="0038b3d4" fo:background-color="#ff8000" loext:char-shading-value="0" style:font-weight-asian="normal" style:font-weight-complex="normal"/>
    </style:style>
    <style:style style:name="T67" style:family="text">
      <style:text-properties fo:font-weight="normal" fo:background-color="#81d41a" loext:char-shading-value="0" style:font-weight-asian="normal" style:font-weight-complex="normal"/>
    </style:style>
    <style:style style:name="T68" style:family="text">
      <style:text-properties fo:font-weight="normal" officeooo:rsid="0038b3d4" fo:background-color="#ff0000" loext:char-shading-value="0" style:font-weight-asian="normal" style:font-weight-complex="normal"/>
    </style:style>
    <style:style style:name="T69" style:family="text">
      <style:text-properties officeooo:rsid="0036e4c8"/>
    </style:style>
    <style:style style:name="T70" style:family="text">
      <style:text-properties officeooo:rsid="0038b3d4"/>
    </style:style>
    <style:style style:name="T71" style:family="text">
      <style:text-properties fo:font-size="20pt" fo:font-weight="normal" fo:background-color="#fff200" loext:char-shading-value="0" style:font-size-asian="20pt" style:font-weight-asian="normal" style:font-size-complex="20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023cm" fo:text-indent="-0.635cm" fo:margin-left="0.02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58cm" fo:text-indent="-0.635cm" fo:margin-left="0.6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3cm" fo:text-indent="-0.635cm" fo:margin-left="1.2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8cm" fo:text-indent="-0.635cm" fo:margin-left="1.9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63cm" fo:text-indent="-0.635cm" fo:margin-left="2.5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8cm" fo:text-indent="-0.635cm" fo:margin-left="3.1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33cm" fo:text-indent="-0.635cm" fo:margin-left="3.8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8cm" fo:text-indent="-0.635cm" fo:margin-left="4.4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103cm" fo:text-indent="-0.635cm" fo:margin-left="5.1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8cm" fo:text-indent="-0.635cm" fo:margin-left="5.73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fo:text-indent="-0.635cm" fo:margin-left="-0.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72cm" fo:text-indent="-0.635cm" fo:margin-left="0.27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07cm" fo:text-indent="-0.635cm" fo:margin-left="0.90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2cm" fo:text-indent="-0.635cm" fo:margin-left="1.5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77cm" fo:text-indent="-0.635cm" fo:margin-left="2.17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12cm" fo:text-indent="-0.635cm" fo:margin-left="2.81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47cm" fo:text-indent="-0.635cm" fo:margin-left="3.44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082cm" fo:text-indent="-0.635cm" fo:margin-left="4.08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717cm" fo:text-indent="-0.635cm" fo:margin-left="4.71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352cm" fo:text-indent="-0.635cm" fo:margin-left="5.35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fo:text-indent="-0.635cm" fo:margin-left="-0.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72cm" fo:text-indent="-0.635cm" fo:margin-left="0.27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07cm" fo:text-indent="-0.635cm" fo:margin-left="0.90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2cm" fo:text-indent="-0.635cm" fo:margin-left="1.5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77cm" fo:text-indent="-0.635cm" fo:margin-left="2.17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12cm" fo:text-indent="-0.635cm" fo:margin-left="2.81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47cm" fo:text-indent="-0.635cm" fo:margin-left="3.44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082cm" fo:text-indent="-0.635cm" fo:margin-left="4.08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717cm" fo:text-indent="-0.635cm" fo:margin-left="4.71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352cm" fo:text-indent="-0.635cm" fo:margin-left="5.35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72cm" fo:text-indent="-0.635cm" fo:margin-left="0.2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7cm" fo:text-indent="-0.635cm" fo:margin-left="0.9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2cm" fo:text-indent="-0.635cm" fo:margin-left="1.5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7cm" fo:text-indent="-0.635cm" fo:margin-left="2.1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2cm" fo:text-indent="-0.635cm" fo:margin-left="2.8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7cm" fo:text-indent="-0.635cm" fo:margin-left="3.4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2cm" fo:text-indent="-0.635cm" fo:margin-left="4.0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7cm" fo:text-indent="-0.635cm" fo:margin-left="4.7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2cm" fo:text-indent="-0.635cm" fo:margin-left="5.3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7cm" fo:text-indent="-0.635cm" fo:margin-left="5.98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Few Important commands:</text:p>
      <text:list xml:id="list864903568" text:style-name="WWNum2">
        <text:list-item>
          <text:p text:style-name="P48">Inside the parent directory of your Desktop directory. ‘Dev’ directory is created. Go to</text:p>
        </text:list-item>
      </text:list>
      <text:p text:style-name="P1">cd Dev/trydjango2</text:p>
      <text:p text:style-name="P1">source bin/activate <text:s text:c="19"/>//this activates the virtual environment</text:p>
      <text:p text:style-name="P1">cd src</text:p>
      <text:p text:style-name="P2"/>
      <text:list xml:id="list750833241" text:style-name="WWNum7">
        <text:list-item>
          <text:p text:style-name="P49">After creating app don’t forget to mention it in the INSTALLED APPS section of trydjango2/src/trydjango2/settings.py</text:p>
        </text:list-item>
      </text:list>
      <text:p text:style-name="P2"/>
      <text:p text:style-name="P2"/>
      <text:list xml:id="list1060766436" text:style-name="WWNum5">
        <text:list-item>
          <text:p text:style-name="P50">After updating anything in the models.py inside Product_app Run this:</text:p>
        </text:list-item>
      </text:list>
      <text:list xml:id="list395041934" text:style-name="WWNum8">
        <text:list-item>
          <text:p text:style-name="P54">python manage.py makemigrations</text:p>
        </text:list-item>
        <text:list-item>
          <text:p text:style-name="P54">python manage.py migrate</text:p>
        </text:list-item>
      </text:list>
      <text:p text:style-name="P35"/>
      <text:list xml:id="list3181525038" text:style-name="WWNum1">
        <text:list-item>
          <text:p text:style-name="P51">To host this page on the server go to the pwd as above inside the activated virtual environment just run(everything should be same as this terminal itself, just another window is required):</text:p>
        </text:list-item>
      </text:list>
      <text:p text:style-name="P36"><text:s text:c="5"/><text:tab/><text:tab/> <text:s text:c="2"/><text:span text:style-name="T17"><text:s/>python manage.py runserver</text:span></text:p>
      <text:p text:style-name="P37">This command outputs an http server link, copy paste it in the browser. After adding the superuser put <text:span text:style-name="T18">/admin</text:span> at the end of the link of the website.</text:p>
      <text:p text:style-name="P37"/>
      <text:list xml:id="list3497975383" text:style-name="WWNum3">
        <text:list-item>
          <text:p text:style-name="P52">Now to create a superuser, run: <text:s text:c="4"/><text:span text:style-name="T17"><text:s/>python manage.py createsuperuser </text:span><text:s text:c="11"/>and enter superuser name and a strong password too.</text:p>
        </text:list-item>
        <text:list-item>
          <text:p text:style-name="P52">To enter data in the apps from the python shell run: <text:s text:c="8"/><text:span text:style-name="T17"><text:s/>python manage.py shell</text:span></text:p>
        </text:list-item>
      </text:list>
      <text:p text:style-name="P3">Inside this shell, just import your class of the app like this:</text:p>
      <text:p text:style-name="P3"><text:tab/><text:tab/><text:span text:style-name="T19">from Product_app.models import Product</text:span></text:p>
      <text:p text:style-name="P3">Here<text:span text:style-name="T20"> Product_app</text:span> is the appname and <text:span text:style-name="T20">models </text:span>is referring to the<text:span text:style-name="T22"> Product_app/models.py</text:span> where the class <text:span text:style-name="T20">Product</text:span> is declared.</text:p>
      <text:p text:style-name="P3"/>
      <text:list xml:id="list2864937066" text:style-name="WWNum6">
        <text:list-item>
          <text:p text:style-name="P53">Now, to enter the tuples of Product_app do: <text:s/>it is like sql.</text:p>
        </text:list-item>
      </text:list>
      <text:list xml:id="list2987680481" text:style-name="WWNum4">
        <text:list-item>
          <text:p text:style-name="P55">Product.objects.create(title='hitest',Description='no desc', Price=56.89, Stars=3.5, Buyers=12335, Company_Assured=True)</text:p>
        </text:list-item>
        <text:list-item>
          <text:p text:style-name="P56">To print all the objects or tuples created till now:<text:span text:style-name="T19"> Product.objects.all()</text:span></text:p>
        </text:list-item>
      </text:list>
      <text:p text:style-name="P3"/>
      <text:p text:style-name="P3"><text:soft-page-break/>Now, to see the changes just go to the server you ran in the other terminal.</text:p>
      <text:list xml:id="list2732379061" text:style-name="L1">
        <text:list-item>
          <text:p text:style-name="P45"><text:span text:style-name="T2">When you change the fields in the class of a given app, you need to delete the </text:span><text:span text:style-name="T11">sqlite database</text:span><text:span text:style-name="T2"> located in this </text:span><text:span text:style-name="T11">src </text:span><text:span text:style-name="T2">folder. You also need to delete the pycache folder present in </text:span><text:span text:style-name="T11">Product_app</text:span><text:span text:style-name="T2"> folder. You also need to empty the</text:span><text:span text:style-name="T11"> migrations </text:span><text:span text:style-name="T2">folder except the </text:span><text:span text:style-name="T11">__init__.py</text:span><text:span text:style-name="T2"> no .py file should be present in there. Now you are freshly ready to experiment with new changes you’ve made. This is part of the practice, learn it and use it.</text:span></text:p>
        </text:list-item>
      </text:list>
      <text:p text:style-name="P38"/>
      <text:p text:style-name="P2"/>
      <text:p text:style-name="P35"/>
      <text:p text:style-name="P35"/>
      <text:p text:style-name="P35"/>
      <text:p text:style-name="P39"/>
      <text:p text:style-name="P4">Few Important Points:</text:p>
      <text:p text:style-name="P35"/>
      <text:list xml:id="list2400477463" text:style-name="WWNum9">
        <text:list-item>
          <text:p text:style-name="P57">Blank = False means saying you can’t keep this field blank or “This field is required inside the website i.e. how is this field rendered”.</text:p>
        </text:list-item>
      </text:list>
      <text:p text:style-name="P35"/>
      <text:list xml:id="list101114089544682" text:continue-numbering="true" text:style-name="WWNum9">
        <text:list-item>
          <text:p text:style-name="P57">Blank = True means the field may or may not be filled it is upto the data entry person.</text:p>
        </text:list-item>
      </text:list>
      <text:p text:style-name="P35"/>
      <text:list xml:id="list101112539504610" text:continue-numbering="true" text:style-name="WWNum9">
        <text:list-item>
          <text:p text:style-name="P57">Null = True means the new field that you have created right now doesn’t affect the previously stored tuples in the database. That means the previously stored tuples which have no idea of this tuple can be kept simply empty.</text:p>
        </text:list-item>
        <text:list-item>
          <text:p text:style-name="P57">Null = False means the above thing cannot be done and you have to declare a default thing in your new field.</text:p>
        </text:list-item>
      </text:list>
      <text:p text:style-name="P5"/>
      <text:p text:style-name="P5"/>
      <text:p text:style-name="P43"><text:tab/>Views:</text:p>
      <text:p text:style-name="P30"><text:span text:style-name="T3"><text:s text:c="3"/>Think of views as if it handles your webpages, it is an integral part of each and every app. </text:span><text:span text:style-name="T4">So views contains containers and each one of them is just a python Function or a python class.</text:span></text:p>
      <text:p text:style-name="P7"/>
      <text:p text:style-name="P31"><text:span text:style-name="T4">S</text:span><text:span text:style-name="T5">o, at first we go to the views folder of any app lets say </text:span><text:span text:style-name="T12">‘pages’ </text:span><text:span text:style-name="T14">and create our ‘home_view’ function’ which in turn returns a ‘HttpResponse’ in response to the futuristic ‘HttpRequest’ made by your client. </text:span><text:span text:style-name="T15">To make your ‘home_view’ function fully functional, consider reading abourt </text:span><text:span text:style-name="T13">*args</text:span><text:span text:style-name="T15"> and </text:span><text:span text:style-name="T13">**kwargs</text:span><text:span text:style-name="T15"> in Python: </text:span><text:soft-page-break/><text:a xlink:type="simple" xlink:href="https://www.geeksforgeeks.org/args-kwargs-python/" text:style-name="Internet_20_link" text:visited-style-name="Visited_20_Internet_20_Link"><text:span text:style-name="T14">https://www.geeksforgeeks.org/args-kwargs-python/</text:span></text:a></text:p>
      <text:p text:style-name="P14"/>
      <text:p text:style-name="P14">So the link to your specified function or class based view is specified within ‘urls.py’ contained within trydjango2/src/trydjango2. ‘urls.py’ is unique to a given ‘trydjango2’ directory.</text:p>
      <text:p text:style-name="P14"><text:s/>The import methods of class-based views and function based views are a little different.</text:p>
      <text:p text:style-name="P15"/>
      <text:p text:style-name="P32">Examples:</text:p>
      <text:p text:style-name="P32"/>
      <text:p text:style-name="P41"><text:span text:style-name="T21">Function</text:span> views</text:p>
      <text:p text:style-name="P41">1. Add an import: from my_app import views</text:p>
      <text:p text:style-name="P41">2. Add a URL to urlpatterns: path('', views.home, name='home')</text:p>
      <text:p text:style-name="P41"/>
      <text:p text:style-name="P41"><text:span text:style-name="T21">Class-based </text:span>views</text:p>
      <text:p text:style-name="P41">1. Add an import: from other_app.views import Home</text:p>
      <text:p text:style-name="P41">2. Add a URL to urlpatterns: path('', Home.as_view(), name='home')</text:p>
      <text:p text:style-name="P41"/>
      <text:p text:style-name="P42">Including another URLconf</text:p>
      <text:p text:style-name="P41">1. Import the include() function: from django.urls import include, path</text:p>
      <text:p text:style-name="P41">2. Add a URL to urlpatterns: path('blog/', include('blog.urls'))</text:p>
      <text:p text:style-name="P33"/>
      <text:p text:style-name="P7"/>
      <text:p text:style-name="P30"><text:span text:style-name="T4">For more information views, visit </text:span><text:a xlink:type="simple" xlink:href="https://docs.djangoproject.com/en/3.0/topics/http/urls/" text:style-name="Internet_20_link" text:visited-style-name="Visited_20_Internet_20_Link">https://docs.djangoproject.com/en/3.0/topics/http/urls/</text:a>. </text:p>
      <text:p text:style-name="P5"/>
      <text:p text:style-name="P17">Lets talk about Forms in Python:</text:p>
      <text:list xml:id="list1245710932" text:style-name="L2">
        <text:list-item>
          <text:p text:style-name="P46"><text:span text:style-name="T6">action = ‘some/url/path/’ </text:span><text:span text:style-name="T7">sends the form to whatever url you put in it.</text:span></text:p>
        </text:list-item>
      </text:list>
      <text:p text:style-name="P34"><text:span text:style-name="T6">&lt;form action = ‘http://www.google.com/search’ method = ‘GET’&gt;&lt;/form&gt; <text:s/></text:span><text:span text:style-name="T28">and </text:span><text:span text:style-name="T29">change the 'name' attribute of input to 'q'.</text:span></text:p>
      <text:p text:style-name="P8"/>
      <text:list xml:id="list337501713" text:style-name="L3">
        <text:list-item>
          <text:p text:style-name="P47">Putting something like above sends the user’s data to the Google search engine to be searched and as you have guessed it well, this input data need not be saved at the backend therefore the method shall be “GET”. <text:span text:style-name="T30">GET request changes the url itself. Observe this.</text:span></text:p>
          <text:p text:style-name="P47"/>
        </text:list-item>
      </text:list>
      <text:p text:style-name="P16">CSRF Token:</text:p>
      <text:p text:style-name="P8"/>
      <text:list xml:id="list2972681951" text:style-name="L4">
        <text:list-item>
          <text:p text:style-name="P58">Inside forms, if you use GET request, then no CSRF error is thrown because no data is getting save in the database at the backend.</text:p>
        </text:list-item>
        <text:list-item>
          <text:p text:style-name="P58"><text:soft-page-break/>Therefore, usage of POST method is suggested, and then adding CSRF token just after that does the job.</text:p>
        </text:list-item>
        <text:list-item>
          <text:p text:style-name="P58">CSRF token is basically a security measure thankfully provided by Django, which should be made sure before posting anything into the Database.</text:p>
        </text:list-item>
      </text:list>
      <text:p text:style-name="P8"/>
      <text:p text:style-name="P8"/>
      <text:p text:style-name="P8"><text:tab/><text:span text:style-name="T31">How to Deploy your Django website?</text:span></text:p>
      <text:p text:style-name="P8"/>
      <text:list xml:id="list249136137" text:style-name="L5">
        <text:list-item>
          <text:p text:style-name="P59">Goto your src folder and in all of its __init__.py files write a comment, #comment. <text:span text:style-name="T44">Otherwise it will cause problem while uploading on github.</text:span></text:p>
        </text:list-item>
        <text:list-item>
          <text:p text:style-name="P59">Take the ‘src’ folder and copy all of its stuff into a github repository<text:span text:style-name="T32">(say ‘my_new_blog)</text:span>. <text:span text:style-name="T32">Now your repository looks like this:</text:span></text:p>
          <text:p text:style-name="P59"><text:s/></text:p>
        </text:list-item>
      </text:list>
      <text:p text:style-name="P10"><text:span text:style-name="T42">my_new_blog</text:span>,</text:p>
      <text:p text:style-name="P10"><text:tab/><text:tab/><text:tab/> <text:s text:c="5"/><text:span text:style-name="T33">|`---</text:span><text:span text:style-name="T37">Blog(my_app),</text:span></text:p>
      <text:p text:style-name="P10"><text:tab/><text:tab/><text:tab/><text:tab/><text:tab/><text:tab/> <text:s text:c="5"/><text:span text:style-name="T36">|`---</text:span><text:span text:style-name="T38">migrations</text:span></text:p>
      <text:p text:style-name="P10"><text:span text:style-name="T36"><text:tab/><text:tab/><text:tab/><text:tab/><text:tab/><text:tab/> <text:s text:c="5"/>|`---</text:span><text:span text:style-name="T38">static</text:span></text:p>
      <text:p text:style-name="P10"><text:span text:style-name="T36"><text:s/><text:tab/><text:tab/><text:tab/><text:tab/><text:tab/><text:tab/> <text:s text:c="5"/>|`---</text:span><text:span text:style-name="T38">templates </text:span></text:p>
      <text:p text:style-name="P10"><text:tab/><text:tab/><text:tab/><text:tab/><text:tab/><text:tab/> <text:s text:c="5"/><text:span text:style-name="T36">|`---__init__.py</text:span></text:p>
      <text:p text:style-name="P10"><text:tab/><text:tab/><text:tab/><text:tab/><text:tab/><text:tab/> <text:s text:c="5"/><text:span text:style-name="T36">|`---admin.py</text:span></text:p>
      <text:p text:style-name="P10"><text:tab/><text:tab/><text:tab/><text:tab/><text:tab/><text:tab/> <text:s text:c="5"/><text:span text:style-name="T36">|`---views.py</text:span></text:p>
      <text:p text:style-name="P10"><text:tab/><text:tab/><text:tab/><text:tab/><text:tab/><text:tab/> <text:s text:c="5"/><text:span text:style-name="T36">|`---forms.py</text:span></text:p>
      <text:p text:style-name="P10"><text:tab/><text:tab/><text:tab/><text:tab/><text:tab/><text:tab/> <text:s text:c="5"/><text:span text:style-name="T36">|`---models.py</text:span></text:p>
      <text:p text:style-name="P10"><text:tab/><text:tab/><text:tab/><text:tab/><text:tab/><text:tab/> <text:s text:c="5"/><text:span text:style-name="T36">|`---tests.py</text:span></text:p>
      <text:p text:style-name="P10"><text:tab/><text:tab/><text:tab/><text:tab/><text:tab/><text:tab/> <text:s text:c="5"/><text:span text:style-name="T36">`---urls.py</text:span></text:p>
      <text:p text:style-name="P10"><text:tab/><text:tab/><text:tab/> <text:s text:c="5"/><text:span text:style-name="T36">|`---</text:span><text:span text:style-name="T38">templates</text:span></text:p>
      <text:p text:style-name="P10"><text:tab/><text:tab/><text:tab/> <text:s text:c="5"/><text:span text:style-name="T36">|`---</text:span><text:span text:style-name="T38">trydjango2(defaultly generated folder)</text:span><text:span text:style-name="T36">,</text:span></text:p>
      <text:p text:style-name="P10"><text:tab/><text:tab/><text:tab/> <text:s text:c="5"/><text:tab/><text:tab/><text:tab/><text:tab/><text:tab/><text:tab/><text:tab/> <text:s text:c="4"/><text:span text:style-name="T33">|`---</text:span>__<text:span text:style-name="T33">init.py</text:span></text:p>
      <text:p text:style-name="P10"><text:tab/><text:tab/><text:tab/> <text:s text:c="5"/><text:tab/><text:tab/><text:tab/><text:tab/><text:tab/><text:tab/><text:tab/> <text:s text:c="4"/><text:span text:style-name="T36">|`---settings.py</text:span></text:p>
      <text:p text:style-name="P10"><text:tab/><text:tab/><text:tab/> <text:s text:c="5"/><text:tab/><text:tab/><text:tab/><text:tab/><text:tab/><text:tab/> <text:s text:c="4"/><text:tab/> <text:s text:c="4"/><text:span text:style-name="T36">|`---urls.py</text:span></text:p>
      <text:p text:style-name="P10"><text:tab/><text:tab/><text:tab/> <text:s text:c="5"/><text:tab/><text:tab/><text:tab/><text:tab/><text:tab/><text:tab/> <text:s text:c="4"/><text:tab/> <text:s text:c="4"/><text:span text:style-name="T36">`---wsgi.py</text:span></text:p>
      <text:p text:style-name="P10"><text:tab/><text:tab/><text:tab/> <text:s text:c="5"/><text:span text:style-name="T44">|`---manage.py</text:span></text:p>
      <text:p text:style-name="P10"><text:span text:style-name="T35"><text:s text:c="27"/>`---</text:span><text:span text:style-name="T43">db.sqlite3</text:span></text:p>
      <text:p text:style-name="P19"><text:tab/>Copy the link of this repositery.(say &lt;link&gt;) </text:p>
      <text:list xml:id="list101112727773373" text:continue-numbering="true" text:style-name="L5">
        <text:list-item>
          <text:p text:style-name="P65"><text:span text:style-name="T8">goto </text:span><text:a xlink:type="simple" xlink:href="https://www.pythonanywhere.com/user/animeshk/" text:style-name="Internet_20_link" text:visited-style-name="Visited_20_Internet_20_Link"><text:span text:style-name="T8">https://www.pythonanywhere.com/user/animeshk/</text:span></text:a><text:span text:style-name="T8"> and open </text:span><text:soft-page-break/><text:span text:style-name="T8">the bash console</text:span></text:p>
        </text:list-item>
        <text:list-item>
          <text:p text:style-name="P60">check your pwd</text:p>
        </text:list-item>
        <text:list-item>
          <text:p text:style-name="P63">Inside the github repository, make a new folder called ‘media’, inside media paste whatever it was within your static_cdn-→media_root. This is because we are not having static_cdn on github, therefore in order to server those media files we have found a different way, and this process requires us to change the settings.py file a little bit, which we shall explain in further step-by-step way.</text:p>
        </text:list-item>
        <text:list-item>
          <text:p text:style-name="P60">now do ‘git clone &lt;link&gt;’ hit Enter.</text:p>
        </text:list-item>
        <text:list-item>
          <text:p text:style-name="P61">This will clone the whole my_new_blog folder on the server</text:p>
        </text:list-item>
        <text:list-item>
          <text:p text:style-name="P61"><text:span text:style-name="T52">run’ </text:span><text:span text:style-name="T39">mkvirtualenv –python=/usr/bin/python3.7 myenv </text:span><text:span text:style-name="T53"><text:s/>Now this creates a virtual environment named ‘myenv’ within bash terminal and automatically activates it too.</text:span></text:p>
        </text:list-item>
        <text:list-item>
          <text:p text:style-name="P66"><text:span text:style-name="T1">Now ‘</text:span><text:span text:style-name="T10">cd’ into the folder you just cloned</text:span><text:span text:style-name="T9">.</text:span></text:p>
        </text:list-item>
        <text:list-item>
          <text:p text:style-name="P68"><text:span text:style-name="T9">A</text:span><text:span text:style-name="T1">ssuming that you have already created </text:span><text:span text:style-name="T50">requirements.txt</text:span><text:span text:style-name="T1"> file, just go to the bash terminal and run </text:span><text:span text:style-name="T16">pip install -r requirements.txt </text:span><text:span text:style-name="T1">and it’ll install all the required packages you specified in requirements.txt</text:span></text:p>
        </text:list-item>
        <text:list-item>
          <text:p text:style-name="P62">Now open another window of this pythonanywhere website and go to the <text:span text:style-name="T21">Files </text:span>section and make sure git-cloned files are there.</text:p>
        </text:list-item>
        <text:list-item>
          <text:p text:style-name="P62">Now go to the<text:span text:style-name="T21"> Web</text:span> section of the website</text:p>
        </text:list-item>
        <text:list-item>
          <text:p text:style-name="P69">Add a new web app</text:p>
        </text:list-item>
        <text:list-item>
          <text:p text:style-name="P69">Next</text:p>
        </text:list-item>
        <text:list-item>
          <text:p text:style-name="P69">Manual Configuration</text:p>
        </text:list-item>
        <text:list-item>
          <text:p text:style-name="P69">python3.7</text:p>
        </text:list-item>
        <text:list-item>
          <text:p text:style-name="P69">Next</text:p>
        </text:list-item>
        <text:list-item>
          <text:p text:style-name="P69">A dummy website is deployed, you can check on <text:span text:style-name="T69">http://&lt;username&gt;.pythonanywhere.com</text:span></text:p>
        </text:list-item>
        <text:list-item>
          <text:p text:style-name="P70">Inside the <text:span text:style-name="T21">Web</text:span> section, go to the <text:span text:style-name="T21">“Virtualenv:”</text:span> section. Write your virtual environment name <text:span text:style-name="T21">myenv</text:span> in the form.</text:p>
        </text:list-item>
        <text:list-item>
          <text:p text:style-name="P70">Inside the Code section, go to the <text:span text:style-name="T21">WSGI Configuration file</text:span> section and click on the link to the file. </text:p>
        </text:list-item>
        <text:list-item>
          <text:p text:style-name="P70">Delete all the comments written below <text:span text:style-name="T21">Flask</text:span> heading. You can retain only the comments within the Django heading, before the Flask heading. <text:s text:c="9"/></text:p>
        </text:list-item>
        <text:list-item>
          <text:p text:style-name="P70">Uncomment all the comments within the Django heading, only which are related to code part, not the English explanation.</text:p>
        </text:list-item>
        <text:list-item>
          <text:p text:style-name="P70"><text:span text:style-name="T70">Update </text:span><text:span text:style-name="T41">path = '/home/</text:span><text:span text:style-name="T40">&lt;your username on pythonanywhere&gt;/&lt;name of git-cloned-folder or repository you cloned&gt;</text:span><text:span text:style-name="T41">'</text:span></text:p>
        </text:list-item>
        <text:list-item>
          <text:p text:style-name="P70"><text:soft-page-break/><text:span text:style-name="T70">Update </text:span><text:span text:style-name="T57">os.environ['DJANGO_SETTINGS_MODULE'] = '</text:span><text:span text:style-name="T56">&lt;your main app co</text:span><text:span text:style-name="T58">mponent</text:span><text:span text:style-name="T56"> name which contains settings.py&gt;</text:span><text:span text:style-name="T71">.</text:span><text:span text:style-name="T57">settings'</text:span></text:p>
        </text:list-item>
        <text:list-item>
          <text:p text:style-name="P72"><text:span text:style-name="T54">Now you’ll see somethings like this:</text:span></text:p>
        </text:list-item>
        <text:list-item>
          <text:p text:style-name="P71"><text:span text:style-name="T57">i</text:span><text:span text:style-name="T59">mport os</text:span></text:p>
        </text:list-item>
        <text:list-item>
          <text:p text:style-name="P73"><text:span text:style-name="T54">import sys</text:span></text:p>
        </text:list-item>
        <text:list-item>
          <text:p text:style-name="P73"><text:span text:style-name="T54"/></text:p>
        </text:list-item>
        <text:list-item>
          <text:p text:style-name="P73"><text:span text:style-name="T54"># assuming your django settings file is at '/home/netcartecommerce/mysite/mysite/settings.py'</text:span></text:p>
        </text:list-item>
        <text:list-item>
          <text:p text:style-name="P73"><text:span text:style-name="T54"># and your manage.py is is at '/home/netcartecommerce/mysite/manage.py'</text:span></text:p>
        </text:list-item>
        <text:list-item>
          <text:p text:style-name="P73"><text:span text:style-name="T54">path = '/home/netcartecommerce/My_Ecommerce_website'</text:span></text:p>
        </text:list-item>
        <text:list-item>
          <text:p text:style-name="P73"><text:span text:style-name="T54">if path not in sys.path:</text:span></text:p>
        </text:list-item>
        <text:list-item>
          <text:p text:style-name="P73"><text:span text:style-name="T54"><text:s text:c="4"/>sys.path.append(path)</text:span></text:p>
        </text:list-item>
        <text:list-item>
          <text:p text:style-name="P73"><text:span text:style-name="T54"/></text:p>
        </text:list-item>
        <text:list-item>
          <text:p text:style-name="P73"><text:span text:style-name="T54">os.environ['DJANGO_SETTINGS_MODULE'] = 'ecommerce.settings'</text:span></text:p>
        </text:list-item>
        <text:list-item>
          <text:p text:style-name="P73"><text:span text:style-name="T54"/></text:p>
        </text:list-item>
        <text:list-item>
          <text:p text:style-name="P73"><text:span text:style-name="T54"># then:</text:span></text:p>
        </text:list-item>
        <text:list-item>
          <text:p text:style-name="P73"><text:span text:style-name="T54">from django.core.wsgi import get_wsgi_application</text:span></text:p>
        </text:list-item>
        <text:list-item>
          <text:p text:style-name="P73"><text:span text:style-name="T54">application = get_wsgi_application()</text:span></text:p>
        </text:list-item>
        <text:list-item>
          <text:p text:style-name="P73"><text:span text:style-name="T60">Save it and Close this file, we are done with it,</text:span></text:p>
        </text:list-item>
        <text:list-item>
          <text:p text:style-name="P73"><text:span text:style-name="T60">Go into the </text:span><text:span text:style-name="T24">Files</text:span><text:span text:style-name="T60"> section and open up your settings.py and Update </text:span><text:span text:style-name="T62">ALLOWED HOST = [‘&lt;your usename on pythonanywhere&gt;.pythonanywhere.com’] </text:span><text:span text:style-name="T60">with no slashes.</text:span></text:p>
        </text:list-item>
        <text:list-item>
          <text:p text:style-name="P73"><text:span text:style-name="T60"><text:s/></text:span><text:span text:style-name="T61">Remember here you do not have your static_cdn folder which used to server media and static files within your local PC, so we have to serve the media and static files in a different way. This was the day for which we had prepared our ‘media’ folder parallel to where db.sqlite3, manage.py or static_my_project reside.</text:span></text:p>
        </text:list-item>
        <text:list-item>
          <text:p text:style-name="P74"><text:span text:style-name="T60">Comment the </text:span><text:span text:style-name="T64">STATIC_ROOT = os.path.join(os.path.dirname(BASE_DIR), 'static_cdn', 'static_root') <text:s/></text:span><text:span text:style-name="T67">#will be used in PC</text:span><text:span text:style-name="T60"> <text:s/>line</text:span></text:p>
        </text:list-item>
        <text:list-item>
          <text:p text:style-name="P75"><text:span text:style-name="T60">Add the </text:span><text:span text:style-name="T64">STATIC_ROOT = '/home/</text:span><text:span text:style-name="T65">&lt;your username on <text:s/>python anywehre&gt;</text:span><text:span text:style-name="T64">/</text:span><text:span text:style-name="T66">&lt;name of git-cloned-folder or repository you cloned&gt;</text:span><text:span text:style-name="T64">/static' <text:s text:c="4"/></text:span><text:span text:style-name="T60"><text:s/></text:span><text:span text:style-name="T67">#for deployment on pythonanywhere line</text:span></text:p>
        </text:list-item>
        <text:list-item>
          <text:p text:style-name="P74"><text:span text:style-name="T60">Comment the </text:span><text:span text:style-name="T64">MEDIA_ROOT = os.path.join(os.path.dirname(BASE_DIR), 'static_cdn', 'media_root') <text:s text:c="2"/></text:span><text:span text:style-name="T67">#will be </text:span><text:soft-page-break/><text:span text:style-name="T67">used in PC # so uploaded files go to MEDIA_ROOT, Remember these are not</text:span></text:p>
          <text:p text:style-name="P74"><text:span text:style-name="T67"># hard-coded files, these will be uploaded by may be 'enduser</text:span><text:span text:style-name="T63">'</text:span><text:span text:style-name="T60"> <text:s text:c="3"/>line</text:span></text:p>
        </text:list-item>
        <text:list-item>
          <text:p text:style-name="P75"><text:span text:style-name="T60">Add the <text:s/></text:span><text:span text:style-name="T64">MEDIA_ROOT = '/home/</text:span><text:span text:style-name="T65">&lt;your username on <text:s/>python anywehre&gt;</text:span><text:span text:style-name="T64">/</text:span><text:span text:style-name="T66">&lt;name of git-cloned-folder or repository you cloned&gt;</text:span><text:span text:style-name="T64">/media' <text:s text:c="5"/></text:span><text:span text:style-name="T67"><text:s text:c="2"/>#for deployment on pythonanywhere <text:s/></text:span><text:span text:style-name="T60"><text:s/>line</text:span></text:p>
        </text:list-item>
        <text:list-item>
          <text:p text:style-name="P76"><text:span text:style-name="T60">Goto the bash terminal once again, make sure you are within the folder you git-cloned</text:span></text:p>
        </text:list-item>
        <text:list-item>
          <text:p text:style-name="P76"><text:span text:style-name="T60">Run </text:span><text:span text:style-name="T62">python manage.py collectstatic</text:span><text:span text:style-name="T60">, this creates a new folder called </text:span><text:span text:style-name="T23">static </text:span><text:span text:style-name="T60">and copies all of your static files into it.</text:span></text:p>
        </text:list-item>
        <text:list-item>
          <text:p text:style-name="P77"><text:span text:style-name="T60">Now, make sure the static directory is created with all the static files into it.</text:span></text:p>
        </text:list-item>
        <text:list-item>
          <text:p text:style-name="P77"><text:span text:style-name="T60"/></text:p>
        </text:list-item>
      </text:list>
      <text:p text:style-name="P67">Its is still incomplete.</text:p>
      <text:p text:style-name="P11"/>
      <text:p text:style-name="P11"/>
      <text:p text:style-name="P11"/>
      <text:p text:style-name="P18"><text:tab/><text:span text:style-name="T51">Below is the way we interact with the python shell to exercise the privileges of RDBMS, foreign key and stuff:</text:span></text:p>
      <text:p text:style-name="P13">In this example every ‘Tag’ object is having many ‘Product’ objects. Both ‘Tag’ and ‘Product’ are models in ‘models.py’ folder of respective app folders.</text:p>
      <text:p text:style-name="P9"/>
      <text:p text:style-name="P23">(ecommerce) ┌─[AnimeshK@kali]─[~/Dev/ecommerce/src]</text:p>
      <text:p text:style-name="P23">└──╼ $python manage.py shell</text:p>
      <text:p text:style-name="P25">Python 3.7.3rc1 (default, Mar 13 2019, 11:01:15) </text:p>
      <text:p text:style-name="P25">[GCC 8.3.0] on linux</text:p>
      <text:p text:style-name="P25">Type "help", "copyright", "credits" or "license" for more information.</text:p>
      <text:p text:style-name="P25">(InteractiveConsole)</text:p>
      <text:p text:style-name="P27">&gt;&gt;&gt; from tags.models import Tag</text:p>
      <text:p text:style-name="P27">&gt;&gt;&gt; Tag.objects.all()</text:p>
      <text:p text:style-name="P20">&lt;QuerySet [&lt;Tag: tshirt&gt;, &lt;Tag: bag&gt;, &lt;Tag: code&gt;]&gt;</text:p>
      <text:p text:style-name="P27">&gt;&gt;&gt; tagobject = Tag.objects.get(id=2)</text:p>
      <text:p text:style-name="P27">&gt;&gt;&gt; tagobject</text:p>
      <text:p text:style-name="P20">&lt;Tag: bag&gt;</text:p>
      <text:p text:style-name="P27">&gt;&gt;&gt; tagobject.title</text:p>
      <text:p text:style-name="P20">'bag'</text:p>
      <text:p text:style-name="P27">&gt;&gt;&gt; tagobject.slug</text:p>
      <text:p text:style-name="P20">'bag'</text:p>
      <text:p text:style-name="P20"><text:soft-page-break/><text:span text:style-name="T45">&gt;&gt;&gt; tagobject.products</text:span> <text:s text:c="9"/><text:span text:style-name="T46">#now this is like model manager “.objects()” means something like .get(), .all() can be done.</text:span></text:p>
      <text:p text:style-name="P20">&lt;django.db.models.fields.related_descriptors.create_forward_many_to_many_manager.&lt;locals&gt;.ManyRelatedManager object at 0x7f5ba6ec1e80&gt;</text:p>
      <text:p text:style-name="P27">&gt;&gt;&gt; tagobject.products.all()</text:p>
      <text:p text:style-name="P20">&lt;ProductQuerySet [&lt;Product: School Bag&gt;, &lt;Product: Airbag&gt;]&gt;</text:p>
      <text:p text:style-name="P27">&gt;&gt;&gt; tagobject.products.last()</text:p>
      <text:p text:style-name="P20">&lt;Product: Airbag&gt;</text:p>
      <text:p text:style-name="P27">&gt;&gt;&gt; exit()</text:p>
      <text:p text:style-name="P24">(ecommerce) ┌─[AnimeshK@kali]─[~/Dev/ecommerce/src]</text:p>
      <text:p text:style-name="P24">└──╼ $python manage.py shell</text:p>
      <text:p text:style-name="P26">Python 3.7.3rc1 (default, Mar 13 2019, 11:01:15) </text:p>
      <text:p text:style-name="P26"/>
      <text:p text:style-name="P25">[GCC 8.3.0] on linux</text:p>
      <text:p text:style-name="P25">Type "help", "copyright", "credits" or "license" for more information.</text:p>
      <text:p text:style-name="P25">(InteractiveConsole)</text:p>
      <text:p text:style-name="P28">&gt;&gt;&gt; from products.models import Product</text:p>
      <text:p text:style-name="P28">&gt;&gt;&gt; productobj = Product.objects.first()</text:p>
      <text:p text:style-name="P28">&gt;&gt;&gt; productobj</text:p>
      <text:p text:style-name="P21">&lt;Product: T-shirt&gt;</text:p>
      <text:p text:style-name="P28">&gt;&gt;&gt; productobj.title</text:p>
      <text:p text:style-name="P21">'T-shirt'</text:p>
      <text:p text:style-name="P28">&gt;&gt;&gt; productobj.description</text:p>
      <text:p text:style-name="P21">'Great T-shirt . My fav T-shirt'</text:p>
      <text:p text:style-name="P29">&gt;&gt;&gt; productobj.tag_set <text:s text:c="5"/><text:span text:style-name="T34"><text:s/></text:span><text:span text:style-name="T47"><text:s/></text:span><text:span text:style-name="T48">#now this is like model manager “.objects()” means something like .get(), .all() can be done.</text:span></text:p>
      <text:p text:style-name="P21">&lt;django.db.models.fields.related_descriptors.create_forward_many_to_many_manager.&lt;locals&gt;.ManyRelatedManager object at 0x7f7ad527c630&gt;</text:p>
      <text:p text:style-name="P28">&gt;&gt;&gt; productobj.tag_set.all()</text:p>
      <text:p text:style-name="P21">&lt;QuerySet [&lt;Tag: tshirt&gt;]&gt;</text:p>
      <text:p text:style-name="P28">&gt;&gt;&gt; productobj.tag_set.first()</text:p>
      <text:p text:style-name="P21">&lt;Tag: tshirt&gt;</text:p>
      <text:p text:style-name="P28">&gt;&gt;&gt; tagobj = productobj.tag_set.first() <text:span text:style-name="T49">#Now this is awesome</text:span></text:p>
      <text:p text:style-name="P28">&gt;&gt;&gt; tagobj <text:s text:c="8"/></text:p>
      <text:p text:style-name="P21">&lt;Tag: tshirt&gt;</text:p>
      <text:p text:style-name="P40"/>
      <text:p text:style-name="P20">_________________________________________________________________</text:p>
      <text:p text:style-name="P20"><text:soft-page-break/></text:p>
      <text:p text:style-name="P20"/>
      <text:p text:style-name="P22"><text:tab/></text:p>
      <text:p text:style-name="P8"><text:tab/></text:p>
      <text:p text:style-name="P8"/>
      <text:p text:style-name="P12"><text:span text:style-name="T26">Courtesy:</text:span> <text:span text:style-name="T27">freecodecamp channel’s tutorial on YouTUBE</text:span><text:span text:style-name="T25"> and Django official documentation website. This PDF is fail proof on LINUX systems. On windows these commands may or may not work. </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Droid Sans Mono" svg:font-family="'Droid Sans Mono', monospace, monospace, 'Droid Sans Fallback'"/>
    <style:font-face style:name="Arial2"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none" fo:country="none"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0.75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0.75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0.75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0.75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2.54cm" fo:margin-left="2.223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20-05-10T10:11:11.920979945</dc:date>
    <meta:editing-duration>PT3H9M15S</meta:editing-duration>
    <meta:editing-cycles>15</meta:editing-cycles>
    <meta:document-statistic meta:table-count="0" meta:image-count="0" meta:object-count="0" meta:page-count="9" meta:paragraph-count="179" meta:word-count="1774" meta:character-count="12075" meta:non-whitespace-character-count="10145"/>
  </office:meta>
</office:document-meta>
</file>